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00000000000000000000000000.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layout-cache" manifest:media-type="application/binary"/>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rsid="00ff8bd1" officeooo:paragraph-rsid="013bd9d9"/>
    </style:style>
    <style:style style:name="P274" style:family="paragraph" style:parent-style-name="Standard">
      <style:text-properties officeooo:paragraph-rsid="00ff8bd1"/>
    </style:style>
    <style:style style:name="P275" style:family="paragraph" style:parent-style-name="Standard">
      <style:text-properties officeooo:rsid="010188af" officeooo:paragraph-rsid="010188af"/>
    </style:style>
    <style:style style:name="P276" style:family="paragraph" style:parent-style-name="Standard">
      <style:text-properties officeooo:paragraph-rsid="010188af"/>
    </style:style>
    <style:style style:name="P277" style:family="paragraph" style:parent-style-name="Standard">
      <style:text-properties officeooo:rsid="01038ba2" officeooo:paragraph-rsid="01038ba2"/>
    </style:style>
    <style:style style:name="P278" style:family="paragraph" style:parent-style-name="Standard">
      <style:text-properties officeooo:paragraph-rsid="01038ba2"/>
    </style:style>
    <style:style style:name="P279" style:family="paragraph" style:parent-style-name="Standard">
      <style:text-properties officeooo:rsid="010675f0" officeooo:paragraph-rsid="010675f0"/>
    </style:style>
    <style:style style:name="P280" style:family="paragraph" style:parent-style-name="Standard">
      <style:text-properties officeooo:rsid="010768fd" officeooo:paragraph-rsid="01076d29"/>
    </style:style>
    <style:style style:name="P281" style:family="paragraph" style:parent-style-name="Standard">
      <style:text-properties officeooo:rsid="010768fd" officeooo:paragraph-rsid="010768fd"/>
    </style:style>
    <style:style style:name="P282" style:family="paragraph" style:parent-style-name="Standard">
      <style:text-properties officeooo:paragraph-rsid="010768fd"/>
    </style:style>
    <style:style style:name="P283" style:family="paragraph" style:parent-style-name="Standard">
      <style:text-properties officeooo:rsid="01076d29" officeooo:paragraph-rsid="01076d29"/>
    </style:style>
    <style:style style:name="P284" style:family="paragraph" style:parent-style-name="Standard">
      <style:text-properties officeooo:rsid="01076d29" officeooo:paragraph-rsid="01484342"/>
    </style:style>
    <style:style style:name="P285" style:family="paragraph" style:parent-style-name="Standard">
      <style:text-properties officeooo:paragraph-rsid="01076d29"/>
    </style:style>
    <style:style style:name="P286" style:family="paragraph" style:parent-style-name="Standard">
      <style:text-properties officeooo:paragraph-rsid="0109105e"/>
    </style:style>
    <style:style style:name="P287" style:family="paragraph" style:parent-style-name="Standard">
      <style:text-properties officeooo:rsid="010a9a96" officeooo:paragraph-rsid="010a9a96"/>
    </style:style>
    <style:style style:name="P288" style:family="paragraph" style:parent-style-name="Standard">
      <style:text-properties officeooo:paragraph-rsid="010a9a96"/>
    </style:style>
    <style:style style:name="P289" style:family="paragraph" style:parent-style-name="Standard">
      <style:text-properties officeooo:rsid="010b689b" officeooo:paragraph-rsid="010b689b"/>
    </style:style>
    <style:style style:name="P290" style:family="paragraph" style:parent-style-name="Standard">
      <style:text-properties officeooo:paragraph-rsid="010b689b"/>
    </style:style>
    <style:style style:name="P291" style:family="paragraph" style:parent-style-name="Standard">
      <style:text-properties officeooo:rsid="010c2b84" officeooo:paragraph-rsid="010c2b84"/>
    </style:style>
    <style:style style:name="P292" style:family="paragraph" style:parent-style-name="Standard">
      <style:text-properties officeooo:paragraph-rsid="010c2b84"/>
    </style:style>
    <style:style style:name="P293" style:family="paragraph" style:parent-style-name="Standard">
      <style:text-properties officeooo:paragraph-rsid="010d221f"/>
    </style:style>
    <style:style style:name="P294" style:family="paragraph" style:parent-style-name="Standard">
      <style:text-properties officeooo:paragraph-rsid="01128c7f"/>
    </style:style>
    <style:style style:name="P295" style:family="paragraph" style:parent-style-name="Standard">
      <style:text-properties officeooo:rsid="0112a633" officeooo:paragraph-rsid="0112a633"/>
    </style:style>
    <style:style style:name="P296" style:family="paragraph" style:parent-style-name="Standard">
      <style:text-properties officeooo:paragraph-rsid="0112a633"/>
    </style:style>
    <style:style style:name="P297" style:family="paragraph" style:parent-style-name="Standard">
      <style:text-properties officeooo:rsid="01136ad2" officeooo:paragraph-rsid="01136ad2"/>
    </style:style>
    <style:style style:name="P298" style:family="paragraph" style:parent-style-name="Standard">
      <style:text-properties officeooo:rsid="00c36415" officeooo:paragraph-rsid="00c36415"/>
    </style:style>
    <style:style style:name="P299" style:family="paragraph" style:parent-style-name="Standard">
      <style:text-properties officeooo:rsid="005029f4" officeooo:paragraph-rsid="007403bf"/>
    </style:style>
    <style:style style:name="P300" style:family="paragraph" style:parent-style-name="Standard">
      <style:text-properties officeooo:paragraph-rsid="00f6061f"/>
    </style:style>
    <style:style style:name="P301" style:family="paragraph" style:parent-style-name="Standard">
      <style:text-properties officeooo:rsid="0109105e" officeooo:paragraph-rsid="01495d96"/>
    </style:style>
    <style:style style:name="P302" style:family="paragraph" style:parent-style-name="Standard">
      <style:text-properties officeooo:rsid="01128c7f" officeooo:paragraph-rsid="01128c7f"/>
    </style:style>
    <style:style style:name="P303" style:family="paragraph" style:parent-style-name="Standard">
      <style:text-properties officeooo:rsid="01128c7f" officeooo:paragraph-rsid="014a58cf"/>
    </style:style>
    <style:style style:name="P304" style:family="paragraph" style:parent-style-name="Standard">
      <style:text-properties officeooo:rsid="010d221f" officeooo:paragraph-rsid="010d221f"/>
    </style:style>
    <style:style style:name="P305" style:family="paragraph" style:parent-style-name="Standard">
      <style:text-properties officeooo:rsid="01525afe" officeooo:paragraph-rsid="01525afe"/>
    </style:style>
    <style:style style:name="P306" style:family="paragraph" style:parent-style-name="Standard">
      <style:text-properties officeooo:rsid="01536d60" officeooo:paragraph-rsid="01536d60"/>
    </style:style>
    <style:style style:name="P307" style:family="paragraph" style:parent-style-name="Standard">
      <style:text-properties officeooo:rsid="0154ee79" officeooo:paragraph-rsid="0154ee79"/>
    </style:style>
    <style:style style:name="P308" style:family="paragraph" style:parent-style-name="Standard">
      <style:text-properties officeooo:rsid="01552970" officeooo:paragraph-rsid="01552970"/>
    </style:style>
    <style:style style:name="P309" style:family="paragraph" style:parent-style-name="Standard">
      <style:text-properties officeooo:rsid="01560c1d" officeooo:paragraph-rsid="01560c1d"/>
    </style:style>
    <style:style style:name="P310" style:family="paragraph" style:parent-style-name="Standard">
      <style:paragraph-properties fo:break-before="page"/>
      <style:text-properties officeooo:rsid="0015af13" officeooo:paragraph-rsid="0015af13"/>
    </style:style>
    <style:style style:name="P311" style:family="paragraph" style:parent-style-name="Standard">
      <style:paragraph-properties fo:break-before="page"/>
      <style:text-properties officeooo:rsid="007403bf" officeooo:paragraph-rsid="007403bf"/>
    </style:style>
    <style:style style:name="P312" style:family="paragraph" style:parent-style-name="Standard">
      <style:paragraph-properties fo:break-before="page"/>
      <style:text-properties officeooo:rsid="0077bddb" officeooo:paragraph-rsid="007834d8"/>
    </style:style>
    <style:style style:name="P313" style:family="paragraph" style:parent-style-name="Standard">
      <style:paragraph-properties fo:break-before="page"/>
      <style:text-properties officeooo:rsid="00ecc81c" officeooo:paragraph-rsid="00ecc81c"/>
    </style:style>
    <style:style style:name="P314" style:family="paragraph" style:parent-style-name="Standard">
      <style:text-properties officeooo:rsid="01136ad2" officeooo:paragraph-rsid="01136ad2"/>
    </style:style>
    <style:style style:name="P315" style:family="paragraph" style:parent-style-name="Standard">
      <style:text-properties officeooo:rsid="01578f26" officeooo:paragraph-rsid="01578f26"/>
    </style:style>
    <style:style style:name="P316" style:family="paragraph">
      <loext:graphic-properties draw:fill-color="#ffff00"/>
    </style:style>
    <style:style style:name="P317" style:family="paragraph">
      <loext:graphic-properties draw:fill-color="#ffbf00"/>
    </style:style>
    <style:style style:name="P318"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12e7c04"/>
    </style:style>
    <style:style style:name="T124" style:family="text">
      <style:text-properties officeooo:rsid="01305fd9"/>
    </style:style>
    <style:style style:name="T125" style:family="text">
      <style:text-properties officeooo:rsid="013158bc"/>
    </style:style>
    <style:style style:name="T126" style:family="text">
      <style:text-properties officeooo:rsid="01332c05"/>
    </style:style>
    <style:style style:name="T127" style:family="text">
      <style:text-properties officeooo:rsid="013bd9d9"/>
    </style:style>
    <style:style style:name="T128" style:family="text">
      <style:text-properties officeooo:rsid="013e754e"/>
    </style:style>
    <style:style style:name="T129" style:family="text">
      <style:text-properties officeooo:rsid="013f1710"/>
    </style:style>
    <style:style style:name="T130" style:family="text">
      <style:text-properties officeooo:rsid="0142a213"/>
    </style:style>
    <style:style style:name="T131" style:family="text">
      <style:text-properties officeooo:rsid="01433014"/>
    </style:style>
    <style:style style:name="T132" style:family="text">
      <style:text-properties officeooo:rsid="010d221f"/>
    </style:style>
    <style:style style:name="T133" style:family="text">
      <style:text-properties officeooo:rsid="014491fb"/>
    </style:style>
    <style:style style:name="T134" style:family="text">
      <style:text-properties officeooo:rsid="010a9a96"/>
    </style:style>
    <style:style style:name="T135" style:family="text">
      <style:text-properties officeooo:rsid="0146876b"/>
    </style:style>
    <style:style style:name="T136" style:family="text">
      <style:text-properties officeooo:rsid="01484342"/>
    </style:style>
    <style:style style:name="T137" style:family="text">
      <style:text-properties officeooo:rsid="01495d96"/>
    </style:style>
    <style:style style:name="T138" style:family="text">
      <style:text-properties officeooo:rsid="014a58cf"/>
    </style:style>
    <style:style style:name="T139" style:family="text">
      <style:text-properties officeooo:rsid="014a9664"/>
    </style:style>
    <style:style style:name="T140" style:family="text">
      <style:text-properties officeooo:rsid="01536d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b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00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6.7398in" svg:height="1.3756in"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2.9453in" svg:y="0.3437in" svg:width="3.1984in" svg:height="2.3965in" draw:z-index="1"><draw:image xlink:href="Pictures/1000000000000000000000000000000000000000.pdf" xlink:type="simple" xlink:show="embed" xlink:actuate="onLoad" loext:mime-type="application/pdf"/></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2.8437in" svg:y="0.0437in" svg:width="3.4071in" svg:height="2.5528in" draw:z-index="2"><draw:image xlink:href="Pictures/1000000000000000000000000000000000000000.pdf" xlink:type="simple" xlink:show="embed" xlink:actuate="onLoad" loext:mime-type="application/pdf"/></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2.6882in" svg:y="0.0728in" svg:width="3.5256in" svg:height="2.6417in" draw:z-index="3"><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2.7472in" svg:y="0in" svg:width="3.5382in" svg:height="2.6516in" draw:z-index="4"><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text:soft-page-break/>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soft-page-break/><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10"/>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298">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298">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13">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skip_layer pruning prune [0.<text:span text:style-name="T121">8</text:span>, 0.<text:span text:style-name="T121">8</text:span>, 0.<text:span text:style-name="T121">8</text:span>, 0.<text:span text:style-name="T121">8</text:span>] at [10, 35, 60, 85] →<text:span text:style-name="T123"> 135 512/169 392</text:span></text:p>
      <text:p text:style-name="P259"><text:tab/>[76.68, 83.2<text:span text:style-name="T123">0</text:span>, 83.74, 84.74], 241,</text:p>
      <text:p text:style-name="P259"><text:tab/>[77.69, 84.43, 84.64, 85.27], 151,</text:p>
      <text:p text:style-name="P259"><text:tab/>[75.54, 82.37, 83.75, 84.93], 231,</text:p>
      <text:p text:style-name="P259"><text:tab/>[77.04, 83.43, 84.05, 85.18], 202,</text:p>
      <text:p text:style-name="P259"><text:tab/>[76.80, 83.56, 84.53, 85.47], 133,</text:p>
      <text:p text:style-name="P259"/>
      <text:p text:style-name="P259">means:<text:tab/>[76.75, 83.40, 84.14, 85.12]</text:p>
      <text:p text:style-name="P259"><text:soft-page-break/>stds:<text:tab/>[0.781, 0.740, 0.425, 0.287]</text:p>
      <text:p text:style-name="P259">std%:<text:tab/>[1.017, 0.887, 0.505, 0.337]</text:p>
      <text:p text:style-name="P259"/>
      <text:p text:style-name="P305">skip_layer pruning prune [0.75, 0.75, 0.75, 0.75] →<text:span text:style-name="T140"> 127 044</text:span></text:p>
      <text:p text:style-name="P305"><text:tab/>[75.81, 82.91, 83.45, 84.90], 178,</text:p>
      <text:p text:style-name="P305"><text:tab/>[75.94, 82.88, 84.15, 85.14], 143,</text:p>
      <text:p text:style-name="P305"><text:tab/>[75.60, 82.99, 83.57, 84.87], 127,</text:p>
      <text:p text:style-name="P305"><text:tab/>[75.53, 82.64, 83.83, 84.86], 217,</text:p>
      <text:p text:style-name="P305"><text:tab/>[75.84, 82.21, 83.57, 84.69], 164,</text:p>
      <text:p text:style-name="P305"/>
      <text:p text:style-name="P305">means:<text:tab/>[75.74, 82.73, 83.71, 84.89]</text:p>
      <text:p text:style-name="P305">stds:<text:tab/>[0.172, 0.317, 0.281, 0.161]</text:p>
      <text:p text:style-name="P305">std%:<text:tab/>[0.227, 0.383, 0.335, 0.190]</text:p>
      <text:p text:style-name="P259"/>
      <text:p text:style-name="P260">skip_layer pruning prune [0.7, 0.7, 0.7, 0.7] at [10, 35, 60, 85] →<text:span text:style-name="T123"> 118 572/169 392</text:span></text:p>
      <text:p text:style-name="P260"><text:tab/>[75.21, 82.92, 83.78, 84.59], <text:span text:style-name="T123">246</text:span></text:p>
      <text:p text:style-name="P260"><text:tab/>[75.68, 82.95, 83.28, 84.23], 234</text:p>
      <text:p text:style-name="P300"><text:tab/>[74.9<text:span text:style-name="T123">0</text:span>, 81.97, 82.88, 84.2<text:span text:style-name="T123">3</text:span>], <text:span text:style-name="T123">179</text:span></text:p>
      <text:p text:style-name="P300"><text:tab/>[75.03, 82.49, 83.17, 84.52], <text:span text:style-name="T123">175</text:span></text:p>
      <text:p text:style-name="P300"><text:tab/>[73.54, 82.36, 84.68, 84.9<text:span text:style-name="T123">4</text:span>]</text:p>
      <text:p text:style-name="P260"/>
      <text:p text:style-name="P260">means:<text:tab/>[74.87, 82.54, 83.56, 84.50], 208</text:p>
      <text:p text:style-name="P260">stds:<text:tab/>[0.801, 0.410, 0.706, 0.295], 37</text:p>
      <text:p text:style-name="P260"/>
      <text:p text:style-name="P306">skip_layer pruning prune [0.65, 0.65, 0.65, 0.65] →110 103</text:p>
      <text:p text:style-name="P306"><text:tab/>[73.96, 83.06, 83.72, 84.61], 177,</text:p>
      <text:p text:style-name="P306"><text:tab/>[75.14, 82.56, 83.41, 84.96], 144,</text:p>
      <text:p text:style-name="P306"><text:tab/>[75.06, 82.59, 84.15, 84.80], 121,</text:p>
      <text:p text:style-name="P306"><text:tab/>[75.17, 83.14, 83.78, 84.86], 230,</text:p>
      <text:p text:style-name="P306"><text:tab/>[73.53, 82.04, 83.22, 84.12], 189,</text:p>
      <text:p text:style-name="P306"/>
      <text:p text:style-name="P306">means:<text:tab/>[74.57, 82.68, 83.66, 84.67]</text:p>
      <text:p text:style-name="P306">stds:<text:tab/>[0.771, 0.444, 0.359, 0.333]</text:p>
      <text:p text:style-name="P306">std%:<text:tab/>[1.034, 0.537, 0.429, 0.393]</text:p>
      <text:p text:style-name="P260"/>
      <text:p text:style-name="P261">skip_layer pruning prune [0.6, 0.6, 0.6, 0.6] at [10, 35, 60, 85]→<text:span text:style-name="T123"> 101 633/169 392</text:span></text:p>
      <text:p text:style-name="P261"><text:tab/>[74.14, 81.70, 83.12, 84.31], 132,</text:p>
      <text:p text:style-name="P261"><text:tab/>[74.17, 82.02, 83.24, 84.68], 185,</text:p>
      <text:p text:style-name="P261"><text:tab/>[74.47, 81.54, 83.56, 84.5<text:span text:style-name="T123">0</text:span>], 248,</text:p>
      <text:p text:style-name="P261"><text:tab/>[73.27, 81.73, 83.09, 84.31], 165,</text:p>
      <text:p text:style-name="P261"><text:tab/>[73.47, 82.26, 83.39, 84.15], 212,</text:p>
      <text:p text:style-name="P261"/>
      <text:p text:style-name="P261">means:<text:tab/>[73.90, 81.85, 83.28, 84.39]</text:p>
      <text:p text:style-name="P261">stds:<text:tab/>[0.509, 0.287, 0.196, 0.204]</text:p>
      <text:p text:style-name="P261">std%:<text:tab/>[0.689, 0.351, 0.235, 0.242]</text:p>
      <text:p text:style-name="P261"/>
      <text:p text:style-name="P307">skip_layer pruning prune [0.53, 0.53, 0.53, 0.53] → 89 777</text:p>
      <text:p text:style-name="P307"><text:tab/>[73.76, 82.38, 83.41, 84.55], 184</text:p>
      <text:p text:style-name="P307"><text:tab/>[72.42, 81.98, 83.12, 84.17], 202</text:p>
      <text:p text:style-name="P307"><text:tab/>[72.11, 81.44, 82.59, 83.58], 197</text:p>
      <text:p text:style-name="P307"><text:soft-page-break/><text:tab/>[73.36, 82.40, 83.45, 84.25], 180</text:p>
      <text:p text:style-name="P307"><text:tab/>[72.49, 82.17, 83.93, 84.59], 244</text:p>
      <text:p text:style-name="P307">means:<text:tab/>[72.83, 82.07, 83.30, 84.23]</text:p>
      <text:p text:style-name="P307">stds:<text:tab/>[0.698, 0.394, 0.492, 0.406]</text:p>
      <text:p text:style-name="P261"><text:tab/></text:p>
      <text:p text:style-name="P261">skip_layer pruning prune [0.5, 0.5, 0.5, 0.5] at [10, 35, 60, 85] →<text:span text:style-name="T123"> 84 696/169 392</text:span></text:p>
      <text:p text:style-name="P262"><text:tab/>[72.13, 82.06, 82.65, 84.6<text:span text:style-name="T123">9</text:span>], 162,</text:p>
      <text:p text:style-name="P262"><text:tab/>[73.71, 81.9<text:span text:style-name="T123">4</text:span>, 83.59, 84.5<text:span text:style-name="T123">5</text:span>], 235,</text:p>
      <text:p text:style-name="P262"><text:tab/>[72.47, 82.36, 83.07, 84.35], 195,</text:p>
      <text:p text:style-name="P262"><text:tab/>[70.6<text:span text:style-name="T123">6</text:span>, 80.5<text:span text:style-name="T123">5</text:span>, 83.31, 84.42], 146,</text:p>
      <text:p text:style-name="P262"><text:tab/>[72.13, 81.0<text:span text:style-name="T123">0</text:span>, 82.67, 83.99], 187,</text:p>
      <text:p text:style-name="P262"/>
      <text:p text:style-name="P262">means:<text:tab/>[72.2<text:span text:style-name="T123">2</text:span>, 81.58, 83.0<text:span text:style-name="T123">6</text:span>, 84.<text:span text:style-name="T123">40</text:span>]</text:p>
      <text:p text:style-name="P262">stds:<text:tab/>[1.08<text:span text:style-name="T123">8</text:span>, 0.769, 0.407, 0.263]</text:p>
      <text:p text:style-name="P262">std%:<text:tab/>[1.506, 0.94<text:span text:style-name="T123">3</text:span>, 0.490, 0.312]</text:p>
      <text:p text:style-name="P262"/>
      <text:p text:style-name="P307">skip_layer pruning prune [0.43, 0.43, 0.43, 0.43] → 72 836</text:p>
      <text:p text:style-name="P307"><text:tab/>[71.18, 81.25, 82.30, 83.69], 230</text:p>
      <text:p text:style-name="P307"><text:tab/>[67.61, 81.54, 82.94, 84.20], 181</text:p>
      <text:p text:style-name="P307"><text:tab/>[68.35, 81.65, 83.96, 84.69], 180</text:p>
      <text:p text:style-name="P307"><text:tab/>[70.09, 81.11, 82.68, 83.77], 126</text:p>
      <text:p text:style-name="P307"><text:tab/>[69.95, 80.97, 82.30, 83.62], 228</text:p>
      <text:p text:style-name="P307">means:<text:tab/>[69.44, 81.30, 82.84, 83.99]</text:p>
      <text:p text:style-name="P307">stds:<text:tab/>[1.436, 0.286, 0.684, 0.450]</text:p>
      <text:p text:style-name="P262"/>
      <text:p text:style-name="P263">skip_layer pruning prune [0.4, 0.4, 0.4, 0.4] at [10, 35, 60, 85] →<text:span text:style-name="T124"> 67 755/169 392</text:span></text:p>
      <text:p text:style-name="P264"><text:tab/>[68.1<text:span text:style-name="T124">9</text:span>, 81.18, 82.72, 83.61], 120,</text:p>
      <text:p text:style-name="P264"><text:tab/>[66.7<text:span text:style-name="T124">6</text:span>, 80.45, 82.9<text:span text:style-name="T124">1</text:span>, 84.1<text:span text:style-name="T124">6</text:span>], 245,</text:p>
      <text:p text:style-name="P264"><text:tab/>[69.6<text:span text:style-name="T124">2</text:span>, 81.22, 82.89, 83.8<text:span text:style-name="T124">7</text:span>], 189,</text:p>
      <text:p text:style-name="P264"><text:tab/>[66.42, 81.5<text:span text:style-name="T124">1</text:span>, 82.29, 83.6<text:span text:style-name="T124">9</text:span>], 135,</text:p>
      <text:p text:style-name="P264"><text:tab/>[68.2<text:span text:style-name="T124">0</text:span>, 80.9<text:span text:style-name="T124">4</text:span>, 82.4<text:span text:style-name="T124">0</text:span>, 83.5<text:span text:style-name="T124">0</text:span>], 243,</text:p>
      <text:p text:style-name="P264"/>
      <text:p text:style-name="P264">means:<text:tab/>[67.8<text:span text:style-name="T124">4</text:span>, 81.0<text:span text:style-name="T124">6</text:span>, 82.64, 83.7<text:span text:style-name="T124">7</text:span>]</text:p>
      <text:p text:style-name="P264">stds:<text:tab/>[1.28<text:span text:style-name="T124">5</text:span>, 0.39<text:span text:style-name="T124">7</text:span>, 0.28<text:span text:style-name="T124">4</text:span>, 0.258]</text:p>
      <text:p text:style-name="P264">std%:<text:tab/>[1.89<text:span text:style-name="T124">0</text:span>, 0.489, 0.343, 0.308]</text:p>
      <text:p text:style-name="P264"/>
      <text:p text:style-name="P308">skip_layer pruning prune [0.33, 0.33, 0.33, 0.33] → 55 897</text:p>
      <text:p text:style-name="P308"><text:tab/>[63.95, 81.07, 82.63, 83.14], 217</text:p>
      <text:p text:style-name="P308"><text:tab/>[68.29, 79.11, 82.05, 82.94], 195</text:p>
      <text:p text:style-name="P308"><text:tab/>[68.40, 79.97, 81.64, 82.99], 207</text:p>
      <text:p text:style-name="P308"><text:tab/>[66.94, 80.86, 82.50, 83.92], 138</text:p>
      <text:p text:style-name="P308"><text:tab/>[62.18, 80.14, 81.65, 82.47], 198</text:p>
      <text:p text:style-name="P308">means:<text:tab/>[65.95, 80.23, 82.09, 83.09]</text:p>
      <text:p text:style-name="P308">stds:<text:tab/>[2.769, 0.780, 0.463, 0.526]</text:p>
      <text:p text:style-name="P264"/>
      <text:p text:style-name="P265">skip_layer pruning prune [0.3, 0.3, 0.3, 0.3] at [10, 35, 60, 85] →<text:span text:style-name="T124"> 50 816/169 392</text:span></text:p>
      <text:p text:style-name="P265"><text:tab/>[62.52, 77.92, 81.48, 82.53], 204,</text:p>
      <text:p text:style-name="P265"><text:tab/>[69.2<text:span text:style-name="T124">0</text:span>, 80.04, 80.79, 82.22], 135,</text:p>
      <text:p text:style-name="P265"><text:tab/>[64.60, 79.28, 81.58, 82.78], 188,</text:p>
      <text:p text:style-name="P265"><text:tab/>[66.52, 79.48, 80.68, 81.87], 184,</text:p>
      <text:p text:style-name="P265"><text:soft-page-break/><text:tab/>[68.31, 79.72, 81.91, 83.42], 154,</text:p>
      <text:p text:style-name="P265"/>
      <text:p text:style-name="P265">means:<text:tab/>[66.23, 79.29, 81.29, 82.56]</text:p>
      <text:p text:style-name="P265">stds:<text:tab/>[2.723, 0.816, 0.531, 0.587]</text:p>
      <text:p text:style-name="P265">std%:<text:tab/>[4.111, 1.029, 0.653, 0.712]</text:p>
      <text:p text:style-name="P265"/>
      <text:p text:style-name="P309">skip_layer pruning prune [0.23, 0.23, 0.23, 0.23] → 38 958</text:p>
      <text:p text:style-name="P309">means:<text:tab/>[59.00, 77.32, 79.95, 81.38]</text:p>
      <text:p text:style-name="P309">stds:<text:tab/>[10.50, 1.095, 0.569, 0.182]</text:p>
      <text:p text:style-name="P265"/>
      <text:p text:style-name="P266">skip_layer pruning prune [0.2, 0.2, 0.2, 0.2] at [10, 35, 60, 85] →<text:span text:style-name="T125"> 33 876/ 169 392</text:span></text:p>
      <text:p text:style-name="P266"><text:tab/>[38.55, 76.70, 79.55, 81.74], 170,</text:p>
      <text:p text:style-name="P267"><text:tab/>[58.4<text:span text:style-name="T125">5</text:span>, 77.02, 80.14, 81.09], 171,</text:p>
      <text:p text:style-name="P267"><text:tab/>[41.<text:span text:style-name="T125">0</text:span>0, 74.95, 80.31, 81.89], 242,</text:p>
      <text:p text:style-name="P267"><text:tab/>[54.23, 77.04, 80.5<text:span text:style-name="T125">8</text:span>, 81.6<text:span text:style-name="T125">6</text:span>], 192,</text:p>
      <text:p text:style-name="P267"><text:tab/>[37.77, 76.57, 80.1<text:span text:style-name="T125">2</text:span>, 81.<text:span text:style-name="T125">30</text:span>], 169,</text:p>
      <text:p text:style-name="P267"/>
      <text:p text:style-name="P267">means:<text:tab/>[4<text:span text:style-name="T125">6.00</text:span>, 76.4<text:span text:style-name="T125">6</text:span>, 80.1<text:span text:style-name="T125">4</text:span>, 81.5<text:span text:style-name="T125">4</text:span>]</text:p>
      <text:p text:style-name="P267">stds:<text:tab/>[9.630, 0.86<text:span text:style-name="T125">6</text:span>, 0.37<text:span text:style-name="T125">8</text:span>, 0.33<text:span text:style-name="T125">1</text:span>]</text:p>
      <text:p text:style-name="P267">std%:<text:tab/>[20.9<text:span text:style-name="T125">4</text:span>, 1.13<text:span text:style-name="T125">3</text:span>, 0.471, 0.405]</text:p>
      <text:p text:style-name="P267"/>
      <text:p text:style-name="P266">skip_layer pruning prune [0.1, 0.1, 0.1, 0.1] at [10, 35, 60, 85] →<text:span text:style-name="T126"> 16 937/169 392</text:span></text:p>
      <text:p text:style-name="P267"><text:tab/>[42.26, 70.85, 75.32, 78.29], 162,</text:p>
      <text:p text:style-name="P267"><text:tab/>[37.14, 70.4<text:span text:style-name="T125">1</text:span>, 75.17, 77.27], 214,</text:p>
      <text:p text:style-name="P267"><text:tab/>[43.52, 65.9<text:span text:style-name="T125">0</text:span>, 74.83, 76.65], 194,</text:p>
      <text:p text:style-name="P267"><text:tab/>[40.19, 70.27, 75.32, 77.71], 149,</text:p>
      <text:p text:style-name="P267"><text:tab/>[44.25, 69.9<text:span text:style-name="T125">8</text:span>, 74.58, 77.36], 164,</text:p>
      <text:p text:style-name="P267"/>
      <text:p text:style-name="P267">means:<text:tab/>[41.47, 69.48, 75.04, 77.4<text:span text:style-name="T125">6</text:span>]</text:p>
      <text:p text:style-name="P267">stds:<text:tab/>[2.8<text:span text:style-name="T125">70</text:span>, 2.02<text:span text:style-name="T125">7</text:span>, 0.32<text:span text:style-name="T125">8</text:span>, 0.60<text:span text:style-name="T125">3</text:span>]</text:p>
      <text:p text:style-name="P267">std%:<text:tab/>[6.9<text:span text:style-name="T125">20</text:span>, 2.917, 0.43<text:span text:style-name="T125">7</text:span>, 0.778]</text:p>
      <text:p text:style-name="P267"/>
      <text:p text:style-name="P267"/>
      <text:p text:style-name="P268">iterative pruning prune [0.89, 0.89, 0.89, 0.89] up to [0.7, 0.7, 0.7, 0.7] at [10, 35, 60, 85, 110, 135, 160] →<text:span text:style-name="T135"> 118 574</text:span></text:p>
      <text:p text:style-name="P268"><text:tab/>[73.92, 81.83, 82.71, 83.67], 211,</text:p>
      <text:p text:style-name="P268"><text:tab/>[74.85, 83.46, 84.75, 85.82], 236,</text:p>
      <text:p text:style-name="P268"><text:tab/>[74.93, 82.71, 83.91, 85.02], 174,</text:p>
      <text:p text:style-name="P268"><text:tab/>[74.85, 82.44, 83.15, 84.13], 200,</text:p>
      <text:p text:style-name="P268"><text:tab/>[73.92, 82.92, 83.58, 84.94], 168,</text:p>
      <text:p text:style-name="P268"/>
      <text:p text:style-name="P268">means:<text:tab/>[74.49, 82.67, 83.62, 84.72]</text:p>
      <text:p text:style-name="P269">stds:<text:tab/>[0.525, 0.601, 0.776, 0.836]</text:p>
      <text:p text:style-name="P268">std%:<text:tab/>[0.705, 0.727, 0.929, 0.987]</text:p>
      <text:p text:style-name="P269"/>
      <text:p text:style-name="P270">iterative pruning prune [0.85, 0.85, 0.85, 0.85] up to [0.6, 0.6, 0.6, 0.6] →<text:span text:style-name="T135"> 101 635</text:span></text:p>
      <text:p text:style-name="P270"><text:tab/>[70.64, 82.01, 83.24, 84.73], 161,</text:p>
      <text:p text:style-name="P270"><text:tab/>[70.41, 82.69, 84.41, 85.55], 201,</text:p>
      <text:p text:style-name="P270"><text:tab/>[73.69, 83.30, 84.22, 84.71], 250,</text:p>
      <text:p text:style-name="P270"><text:tab/>[73.72, 82.97, 84.18, 85.41], 202,</text:p>
      <text:p text:style-name="P270"><text:soft-page-break/><text:tab/>[73.04, 82.53, 83.84, 85.12], 209,</text:p>
      <text:p text:style-name="P270"/>
      <text:p text:style-name="P270">means:<text:tab/>[72.30, 82.70, 83.98, 85.10]</text:p>
      <text:p text:style-name="P270">stds:<text:tab/>[1.645, 0.484, 0.461, 0.383]</text:p>
      <text:p text:style-name="P270">std%:<text:tab/>[2.275, 0.586, 0.549, 0.450]</text:p>
      <text:p text:style-name="P271"/>
      <text:p text:style-name="P272">iterative pruning prune [0.8, 0.8, 0.8, 0.8] up to [0.5, 0.5, 0.5, 0.5] →<text:span text:style-name="T135"> 84 696</text:span></text:p>
      <text:p text:style-name="P272"><text:tab/>[71.71, 81.71, 83.91, 85.02], 153,</text:p>
      <text:p text:style-name="P272"><text:tab/>[69.38, 82.27, 83.28, 84.57], 246,</text:p>
      <text:p text:style-name="P272"><text:tab/>[71.27, 81.9<text:span text:style-name="T127">0</text:span>, 84.42, 85.67], 189,</text:p>
      <text:p text:style-name="P272"><text:tab/>[68.34, 80.92, 82.52, 84.05], 246,</text:p>
      <text:p text:style-name="P273"><text:tab/>[70.73, 81.29, 83.63, 84.78], 218,</text:p>
      <text:p text:style-name="P272"/>
      <text:p text:style-name="P272">means:<text:tab/>[70.29, 81.62, 83.55, 84.82]</text:p>
      <text:p text:style-name="P272">stds:<text:tab/>[1.397, 0.526, 0.712, 0.596]</text:p>
      <text:p text:style-name="P272">std%:<text:tab/>[1.987, 0.645, 0.852, 0.702]</text:p>
      <text:p text:style-name="P274"/>
      <text:p text:style-name="P275">iterative pruning prune [0.75, 0.75, 0.75, 0.75] up to [0.4, 0.4, 0.4, 0.4] →<text:span text:style-name="T135"> 67 756</text:span></text:p>
      <text:p text:style-name="P275"><text:tab/>[66.52, 80.77, 82.82, 84.05], 219,</text:p>
      <text:p text:style-name="P275"><text:tab/>[62.91, 80.32, 82.34, 83.9<text:span text:style-name="T135">0</text:span>], 132,</text:p>
      <text:p text:style-name="P275"><text:tab/>[65.43, 81.51, 82.25, 83.79], 166,</text:p>
      <text:p text:style-name="P275"><text:tab/>[68.71, 81.15, 82.84, 84.32], 226,</text:p>
      <text:p text:style-name="P275"><text:tab/>[64.81, 80.68, 82.30, 83.47], 250,</text:p>
      <text:p text:style-name="P275"/>
      <text:p text:style-name="P275">means:<text:tab/>[65.68, 80.89, 82.51, 83.91]</text:p>
      <text:p text:style-name="P275">stds:<text:tab/>[2.144, 0.457, 0.294, 0.315]</text:p>
      <text:p text:style-name="P275">std%:<text:tab/>[3.264, 0.565, 0.356, 0.375]</text:p>
      <text:p text:style-name="P276"><text:tab/></text:p>
      <text:p text:style-name="P277">iterative pruning prune [0.66, 0.66, 0.66, 0.66] up to [0.3, 0.3, 0.3, 0.3] →<text:span text:style-name="T135"> 50 817</text:span></text:p>
      <text:p text:style-name="P277"><text:tab/>[63.18, 78.32, 82.52, 84.05], 231,</text:p>
      <text:p text:style-name="P277"><text:tab/>[61.61, 79.01, 82.84, 84.23], 202</text:p>
      <text:p text:style-name="P277"><text:tab/>[64.39, 79.1<text:span text:style-name="T128">0</text:span>, 82.57, 84.47], 137,</text:p>
      <text:p text:style-name="P277"><text:tab/>[64.67, 78.9<text:span text:style-name="T128">0</text:span>, 82.45, 84.22], 198,</text:p>
      <text:p text:style-name="P277"><text:tab/>[61.13, 78.52, 82.15, 83.99], 195,</text:p>
      <text:p text:style-name="P277"/>
      <text:p text:style-name="P277">means:<text:tab/>[63.00, 78.77, 82.51, 84.19]</text:p>
      <text:p text:style-name="P277">stds:<text:tab/>[1.595, 0.335, 0.248, 0.187]</text:p>
      <text:p text:style-name="P277">std%:<text:tab/>[2.533, 0.425, 0.300, 0.223]</text:p>
      <text:p text:style-name="P278"/>
      <text:p text:style-name="P277">iterative pruning prune [0.58, 0.58, 0.58, 0.58] up to [0.2, 0.2, 0.2, 0.2] →<text:span text:style-name="T135"> 33 878</text:span></text:p>
      <text:p text:style-name="P277"><text:tab/>[53.97, 75.26, 80.10, 83.07], 235,</text:p>
      <text:p text:style-name="P277"><text:tab/>[50.19, 74.76, 81.02, 83.11], 152,</text:p>
      <text:p text:style-name="P277"><text:tab/>[53.64, 74.18, 80.9<text:span text:style-name="T129">0</text:span>, 83.27], 162,</text:p>
      <text:p text:style-name="P277"><text:tab/>[51.74, 73.28, 79.72, 82.48], 245,</text:p>
      <text:p text:style-name="P277"><text:tab/>[54.85, 76.68, 81.76, 83.72], 246,</text:p>
      <text:p text:style-name="P277"/>
      <text:p text:style-name="P277">means:<text:tab/>[52.88, 74.83, 80.70, 83.13]</text:p>
      <text:p text:style-name="P277">stds:<text:tab/>[1.883, 1.269, 0.804, 0.446]</text:p>
      <text:p text:style-name="P277">std%:<text:tab/>[3.561, 1.695, 0.996, 0.536]</text:p>
      <text:p text:style-name="P278"/>
      <text:p text:style-name="P279"><text:soft-page-break/>iterative pruning prune [0.46, 0.46, 0.46, 0.46] up to [0.1, 0.1, 0.1, 0.1] →<text:span text:style-name="T135"> 16 939</text:span></text:p>
      <text:p text:style-name="P279"><text:tab/>[36.57, 65.51, 75.98, 80.15], 218,</text:p>
      <text:p text:style-name="P279"><text:tab/>[41.47, 67.61, 75.40, 80.94], 249,</text:p>
      <text:p text:style-name="P279"><text:tab/>[37.92, 64.94, 76.73, 80.21], 250,</text:p>
      <text:p text:style-name="P279"><text:tab/>[30.99, 54.36, 74.81, 80.02], 219,</text:p>
      <text:p text:style-name="P279"><text:tab/>[26.80, 64.25, 73.98, 80.36], 176,</text:p>
      <text:p text:style-name="P279"/>
      <text:p text:style-name="P279">means:<text:tab/>[34.75, 63.33, 75.38, 80.34]</text:p>
      <text:p text:style-name="P279">stds:<text:tab/>[5.828, 5.171, 1.057, 0.359]</text:p>
      <text:p text:style-name="P279">std%:<text:tab/>[16.77, 8.165, 1.402, 0.447]</text:p>
      <text:p text:style-name="P279"/>
      <text:p text:style-name="P280">skip layer pruning prune [0.9, 0.8, 0.7, 0.6] <text:span text:style-name="T122">at [10, 35, 60, 85]→123 267 params, 0.73global sparsity</text:span></text:p>
      <text:p text:style-name="P281"><text:tab/>[77.53, 83.94, 84.82, 85.62], 186</text:p>
      <text:p text:style-name="P281"><text:tab/>[76.90, 83.11, 83.98, 84.66], 198</text:p>
      <text:p text:style-name="P281"><text:tab/>[77.47, 83.40, 83.91, 85.16], 145</text:p>
      <text:p text:style-name="P281"><text:tab/>[77.25, 82.89, 84.24, 84.86], 199,</text:p>
      <text:p text:style-name="P281"><text:tab/>[76.67, 83.98, 84.55, 85.42], 204</text:p>
      <text:p text:style-name="P281"/>
      <text:p text:style-name="P281">means:<text:tab/>[77.16, 83.46, 84.30, 85.14]</text:p>
      <text:p text:style-name="P281">stds:<text:tab/>[0.370, 0.488, 0.384, 0.393]</text:p>
      <text:p text:style-name="P281">std%:<text:tab/>[0.480, 0.584, 0.456, 0.462]</text:p>
      <text:p text:style-name="P282"/>
      <text:p text:style-name="P284">skip layer pruning prune [0.8, 0.7, 0.6, 0.5] -<text:span text:style-name="T136">&gt;</text:span> <text:span text:style-name="T136">106 328 params, 0.63 global sparsity</text:span></text:p>
      <text:p text:style-name="P283"><text:tab/>[76.1<text:span text:style-name="T130">0</text:span>, 83.99, 84.35, 85.31], 237,</text:p>
      <text:p text:style-name="P283"><text:tab/>[75.55, 83.00, 83.50, 84.29], 219,</text:p>
      <text:p text:style-name="P283"><text:tab/>[76.25, 83.23, 83.71, 84.84], 168,</text:p>
      <text:p text:style-name="P283"><text:tab/>[76.41, 83.10, 84.38, 84.95], 202,</text:p>
      <text:p text:style-name="P283"><text:tab/>[76.94, 82.89, 83.36, 84.18], 197,</text:p>
      <text:p text:style-name="P283"/>
      <text:p text:style-name="P283">means:<text:tab/>[76.25, 83.24, 83.86, 84.71]</text:p>
      <text:p text:style-name="P283">stds:<text:tab/>[0.504, 0.437, 0.478, 0.472]</text:p>
      <text:p text:style-name="P283">std%:<text:tab/>[0.660, 0.524, 0.570, 0.557]</text:p>
      <text:p text:style-name="P285"/>
      <text:p text:style-name="P301">skip layer pruning prune [0.7, 0.6, 0.5, 0.4] <text:span text:style-name="T132">→ 89 389 params, 0.53 g.s.</text:span></text:p>
      <text:p text:style-name="P286"><text:tab/>[75.07, 83.02, 83.6<text:span text:style-name="T130">9</text:span>, 84.54], 176,</text:p>
      <text:p text:style-name="P286"><text:tab/>[74.82, 82.18, 83.45, 84.42], 138,</text:p>
      <text:p text:style-name="P286"><text:tab/>[75.89, 83.13, 84.07, 85.02], 175,</text:p>
      <text:p text:style-name="P286"><text:tab/>[75.77, 82.59, 83.5<text:span text:style-name="T130">0</text:span>, 84.06], 217,</text:p>
      <text:p text:style-name="P286"><text:tab/>[75.9<text:span text:style-name="T130">0</text:span>, 82.36, 83.5<text:span text:style-name="T130">5</text:span>, 84.49], 146,</text:p>
      <text:p text:style-name="P286"/>
      <text:p text:style-name="P286">means:<text:tab/>[75.4<text:span text:style-name="T131">9</text:span>, 82.6<text:span text:style-name="T131">6</text:span>, 83.65, 84.5<text:span text:style-name="T131">1</text:span>]</text:p>
      <text:p text:style-name="P286">stds:<text:tab/>[0.50<text:span text:style-name="T131">8</text:span>, 0.411, 0.250, 0.343]</text:p>
      <text:p text:style-name="P286">std%:<text:tab/>[0.67<text:span text:style-name="T131">3</text:span>, 0.497, 0.299, 0.406]</text:p>
      <text:p text:style-name="P286"/>
      <text:p text:style-name="P287">skip layer pruning prune [0.6, 0.5, 0.4, 0.3] →<text:span text:style-name="T133"> 72450 params, 0.43 global sparsity</text:span></text:p>
      <text:p text:style-name="P287"><text:tab/>[74.62, 82.15, 83.06, 84.41], 223,</text:p>
      <text:p text:style-name="P287"><text:tab/>[72.30, 82.16, 83.17, 83.86], 130,</text:p>
      <text:p text:style-name="P287"><text:tab/>[73.52, 81.79, 82.91, 83.90], 195,</text:p>
      <text:p text:style-name="P287"><text:tab/>[73.2<text:span text:style-name="T133">0</text:span>, 81.93, 83.2<text:span text:style-name="T133">0</text:span>, 83.64], 124,</text:p>
      <text:p text:style-name="P287"><text:tab/>[73.47, 81.83, 83.44, 84.48], 207,</text:p>
      <text:p text:style-name="P287"><text:soft-page-break/></text:p>
      <text:p text:style-name="P287">means:<text:tab/>[73.43, 81.97, 83.16, 84.06]</text:p>
      <text:p text:style-name="P287">stds:<text:tab/>[0.830, 0.175, 0.195, 0.368]</text:p>
      <text:p text:style-name="P287">std%:<text:tab/>[1.130, 0.213, 0.235, 0.437]</text:p>
      <text:p text:style-name="P288"/>
      <text:p text:style-name="P289">skip layer pruning prune [0.5, 0.4, 0.3, 0.2] →<text:span text:style-name="T135"> 55 510 params, 0.33 global sparsity</text:span></text:p>
      <text:p text:style-name="P289"><text:tab/>[72.20, 82.81, 83.89, 84.80], 183,</text:p>
      <text:p text:style-name="P289"><text:tab/>[73.27, 81.14, 82.17, 83.57], 160,</text:p>
      <text:p text:style-name="P289"><text:tab/>[70.06, 81.43, 82.89, 83.61], 191,</text:p>
      <text:p text:style-name="P289"><text:tab/>[66.52, 81.22, 82.59, 83.47], 221,</text:p>
      <text:p text:style-name="P289"><text:tab/>[71.53, 81.53, 82.14, 83.57], 213,</text:p>
      <text:p text:style-name="P289"/>
      <text:p text:style-name="P289">means:<text:tab/>[70.72, 81.63, 82.74, 83.80]</text:p>
      <text:p text:style-name="P289">stds:<text:tab/>[2.618, 0.680, 0.716, 0.559]</text:p>
      <text:p text:style-name="P289">std%:<text:tab/>[3.703, 0.833, 0.866, 0.667]</text:p>
      <text:p text:style-name="P290"/>
      <text:p text:style-name="P291">skip layer pruning prune [0.4, 0.3, 0.2, 0.1] →<text:span text:style-name="T136"> 38571 params, 0.23 global sparsity</text:span></text:p>
      <text:p text:style-name="P292"><text:tab/>[70.27, 81.1<text:span text:style-name="T136">0</text:span>, 82.35, 83.22], 178,</text:p>
      <text:p text:style-name="P292"><text:tab/>[70.5<text:span text:style-name="T136">5</text:span>, 80.09, 81.78, 82.2<text:span text:style-name="T136">6</text:span>], 215,</text:p>
      <text:p text:style-name="P292"><text:tab/>[66.4<text:span text:style-name="T136">0</text:span>, 80.92, 81.52, 82.3<text:span text:style-name="T136">3</text:span>], 197,</text:p>
      <text:p text:style-name="P292"><text:tab/>[69.35, 79.78, 80.86, 82.0<text:span text:style-name="T136">8</text:span>], 198,</text:p>
      <text:p text:style-name="P292"><text:tab/>[68.32, 80.82, 81.56, 82.4<text:span text:style-name="T136">4</text:span>], 237,</text:p>
      <text:p text:style-name="P292"/>
      <text:p text:style-name="P292">means:<text:tab/>[68.9<text:span text:style-name="T136">8</text:span>, 80.54, 81.61, 82.4<text:span text:style-name="T136">7</text:span>]</text:p>
      <text:p text:style-name="P292">stds:<text:tab/>[1.685, 0.57<text:span text:style-name="T136">4</text:span>, 0.536, 0.441]</text:p>
      <text:p text:style-name="P292">std%:<text:tab/>[2.44<text:span text:style-name="T136">3</text:span>, 0.712, 0.65<text:span text:style-name="T136">7</text:span>, 0.535]</text:p>
      <text:p text:style-name="P292"><text:tab/></text:p>
      <text:p text:style-name="P291">iterative pruning prune [0.9, 0.89, 0.85, 0.8] up to [0.8, 0.7, 0.6, 0.5] at [10, 35, 60, 85, 110, 135, 160] →<text:span text:style-name="T136"> 106 328 params, 0.63 global sparsity</text:span></text:p>
      <text:p text:style-name="P291"><text:tab/>[76.24, 82.94, 84.31, 84.81], 167,</text:p>
      <text:p text:style-name="P291"><text:tab/>[75.85, 82.91, 84.18, 84.75], 174,</text:p>
      <text:p text:style-name="P291"><text:tab/>[76.27, 82.80, 83.71, 83.99], 210,</text:p>
      <text:p text:style-name="P291"><text:tab/>[75.75, 82.36, 83.11, 84.14], 165,</text:p>
      <text:p text:style-name="P291"><text:tab/>[76.28, 82.40, 83.48, 84.98], 249,</text:p>
      <text:p text:style-name="P291"/>
      <text:p text:style-name="P291">means:<text:tab/>[76.08, 82.68, 83.76, 84.53]</text:p>
      <text:p text:style-name="P291">stds:<text:tab/>[0.257, 0.281, 0.496, 0.440]</text:p>
      <text:p text:style-name="P291">std%:<text:tab/>[0.337, 0.340, 0.592, 0.520]</text:p>
      <text:p text:style-name="P292"/>
      <text:p text:style-name="P304">iterative pruning prune [0.89, 0.85, 0.8, 0.75] up to [0.7, 0.6, 0.5, 0.4] → 89 389 params, 0.53 g.s.</text:p>
      <text:p text:style-name="P293"><text:tab/>[75.33, 81.64, 83.6<text:span text:style-name="T137">9</text:span>, 84.5<text:span text:style-name="T137">1</text:span>], 176,</text:p>
      <text:p text:style-name="P293"><text:tab/>[74.6<text:span text:style-name="T137">6</text:span>, 82.<text:span text:style-name="T137">30</text:span>, 83.07, 84.61], 208,</text:p>
      <text:p text:style-name="P293"><text:tab/>[74.7<text:span text:style-name="T137">6</text:span>, 81.99, 82.<text:span text:style-name="T137">30</text:span>, 84.39], 167,</text:p>
      <text:p text:style-name="P293"><text:tab/>[75.43, 83.27, 83.9<text:span text:style-name="T137">4</text:span>, 85.14], 234,</text:p>
      <text:p text:style-name="P293"><text:tab/>[75.4<text:span text:style-name="T137">0</text:span>, 82.24, 83.3<text:span text:style-name="T137">7</text:span>, 84.4<text:span text:style-name="T137">1</text:span>], 163,</text:p>
      <text:p text:style-name="P293"/>
      <text:p text:style-name="P293">means:<text:tab/>[75.1<text:span text:style-name="T137">2</text:span>, 82.2<text:span text:style-name="T137">9</text:span>, 83.27, 84.61]</text:p>
      <text:p text:style-name="P293">stds:<text:tab/>[0.374, 0.607, 0.63<text:span text:style-name="T137">6</text:span>, 0.30<text:span text:style-name="T137">8</text:span>]</text:p>
      <text:p text:style-name="P293">std%:<text:tab/>[0.49<text:span text:style-name="T137">8</text:span>, 0.738, 0.763, 0.36<text:span text:style-name="T137">4</text:span>]</text:p>
      <text:p text:style-name="P293"/>
      <text:p text:style-name="P303"><text:soft-page-break/>iterative pruning prune [0.85, 0.8, 0.75, 0.66] up to [0.6, 0.5, 0.4, 0.3]<text:span text:style-name="T134">→ 72450 params, 0.43 global sparsity</text:span></text:p>
      <text:p text:style-name="P302"><text:tab/>[73.62, 82.22, 83.23, 84.26], 247,</text:p>
      <text:p text:style-name="P302"><text:tab/>[73.33, 82.36, 83.9<text:span text:style-name="T137">0</text:span>, 84.74], 198,</text:p>
      <text:p text:style-name="P302"><text:tab/>[73.55, 82.87, 84.34, 85.25], 174,</text:p>
      <text:p text:style-name="P302"><text:tab/>[72.38, 80.92, 82.5<text:span text:style-name="T137">0</text:span>, 83.77], 185,</text:p>
      <text:p text:style-name="P302"><text:tab/>[73.04, 82.45, 83.49, 84.59], 190,</text:p>
      <text:p text:style-name="P302"/>
      <text:p text:style-name="P302">means:<text:tab/>[73.18, 82.16, 83.49, 84.52]</text:p>
      <text:p text:style-name="P302">stds:<text:tab/>[0.503, 0.736, 0.696, 0.551]</text:p>
      <text:p text:style-name="P302">std%:<text:tab/>[0.687, 0.896, 0.834, 0.652]</text:p>
      <text:p text:style-name="P294"/>
      <text:p text:style-name="P295">iterative pruning prune [0.8, 0.75, 0.66, 0.58] up to [0.5, 0.4, 0.3, 0.2] →<text:span text:style-name="T138"> 55510 params, 0.33 g.s.</text:span></text:p>
      <text:p text:style-name="P295"><text:tab/>[71.47, 80.95, 82.81, 84.32], 205,</text:p>
      <text:p text:style-name="P295"><text:tab/>[71.96, 80.77, 82.93, 84.53], 179,</text:p>
      <text:p text:style-name="P295"><text:tab/>[69.56, 81.33, 83.58, 84.93], 188,</text:p>
      <text:p text:style-name="P295"><text:tab/>[66.63, 79.62, 81.05, 83.19], 193</text:p>
      <text:p text:style-name="P295"><text:tab/>[71.76, 81.42, 83.06, 83.62], 243,</text:p>
      <text:p text:style-name="P295"/>
      <text:p text:style-name="P295">means:<text:tab/>[70.28, 80.82, 82.69, 84.12]</text:p>
      <text:p text:style-name="P295">stds:<text:tab/>[2.251, 0.721, 0.961, 0.703]</text:p>
      <text:p text:style-name="P295">std%:<text:tab/>[3.203, 0.892, 1.162, 0.836]</text:p>
      <text:p text:style-name="P296"/>
      <text:p text:style-name="P297">iterative pruning prune [0.75, 0.66, 0.58, 0.46] up to [0.4, 0.3, 0.2, 0.1] →<text:span text:style-name="T139"> 38571 params, 0.23 g.s.</text:span></text:p>
      <text:p text:style-name="P297"><text:tab/>[67.60, 79.74, 82.06, 83.62], 168,</text:p>
      <text:p text:style-name="P297"><text:tab/>[67.45, 77.13, 81.94, 83.33], 180,</text:p>
      <text:p text:style-name="P297"><text:tab/>[67.26, 79.80, 81.52, 83.51], 250</text:p>
      <text:p text:style-name="P297"><text:tab/>[66.37, 79.43, 82.27, 83.76], 188,</text:p>
      <text:p text:style-name="P297"><text:tab/>[63.54, 79.92, 82.57, 83.46], 217,</text:p>
      <text:p text:style-name="P297"/>
      <text:p text:style-name="P297">means:<text:tab/>[66.44, 79.20, 82.07, 83.54]</text:p>
      <text:p text:style-name="P297">stds:<text:tab/>[1.692, 1.173, 0.390, 0.163]</text:p>
      <text:p text:style-name="P297">std%:<text:tab/>[2.547, 1.480, 0.476, 0.195]</text:p>
      <text:p text:style-name="P297"/>
      <text:p text:style-name="P297"/>
      <text:p text:style-name="P315">Tests with iterative non dense:</text:p>
      <text:p text:style-name="P315"/>
      <text:p text:style-name="P315">iterative pruning 0</text:p>
      <text:p text:style-name="P315"/>
      <text:p text:style-name="P315">1: <text:tab/><text:tab/><text:tab/>52 144 / 52 144 → [73.21, 80.22, 81.29, 81.59]</text:p>
      <text:p text:style-name="P315">[0.8, 0.8, 0.8, 0.8]: <text:tab/>41 713 / 52 144 → [72.95, 80.22, 80.86, 81.16]</text:p>
      <text:p text:style-name="P315">[0.6, 0.6, 0.6, 0.6]:<text:tab/>31 284 / 52 144 → [72.38, 79.28, 80.22, 80.49]</text:p>
      <text:p text:style-name="P315">[0.4, 0.4, 0.4, 0.4]:<text:tab/>20 856 / 52 144 → [63.31, 76.78, 77.90, 79.37]</text:p>
      <text:p text:style-name="P315">[0.2, 0.2, 0.2, 0.2]:<text:tab/>10 427 / 52 144 → [54.20, 71.54, 71.74, 74.20]</text:p>
      <text:p text:style-name="P311">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299"><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8" draw:name="Forme1_1" draw:style-name="gr1" draw:text-style-name="P316" svg:width="0.4862in" svg:height="0.1394in" svg:x="6.2839in" svg:y="0.13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6" draw:name="Forme1" draw:style-name="gr3" draw:text-style-name="P318" svg:width="0.4862in" svg:height="0.1394in" svg:x="6.2264in" svg:y="0.017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7" draw:name="Forme1_0" draw:style-name="gr2" draw:text-style-name="P317" svg:width="0.4862in" svg:height="0.1394in" svg:x="6.2264in" svg:y="0.0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12"/>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6.2984in" svg:height="4.4134in" draw:z-index="5"><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6.2984in" svg:height="4.4134in" draw:z-index="9"><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8.2681in" fo:page-height="11.6929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7-17T09:54:59.814086532</dc:date>
    <meta:editing-duration>P1DT21H6M24S</meta:editing-duration>
    <meta:editing-cycles>97</meta:editing-cycles>
    <meta:generator>LibreOffice/6.3.6.2$Linux_X86_64 LibreOffice_project/30$Build-2</meta:generator>
    <meta:document-statistic meta:table-count="0" meta:image-count="4" meta:object-count="3" meta:page-count="33" meta:paragraph-count="1099" meta:word-count="7576" meta:character-count="47073" meta:non-whitespace-character-count="3975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